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854in"/>
    </style:style>
    <style:style style:name="Table1.B" style:family="table-column">
      <style:table-column-properties style:column-width="1.0806in"/>
    </style:style>
    <style:style style:name="Table1.C" style:family="table-column">
      <style:table-column-properties style:column-width="4.55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4229in"/>
    </style:style>
    <style:style style:name="Table2.B" style:family="table-column">
      <style:table-column-properties style:column-width="0.9924in"/>
    </style:style>
    <style:style style:name="Table2.C" style:family="table-column">
      <style:table-column-properties style:column-width="4.509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7778in"/>
    </style:style>
    <style:style style:name="Table3.B" style:family="table-column">
      <style:table-column-properties style:column-width="0.8403in"/>
    </style:style>
    <style:style style:name="Table3.C" style:family="table-column">
      <style:table-column-properties style:column-width="1.4757in"/>
    </style:style>
    <style:style style:name="Table3.D" style:family="table-column">
      <style:table-column-properties style:column-width="2.831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6757in"/>
    </style:style>
    <style:style style:name="Table4.B" style:family="table-column">
      <style:table-column-properties style:column-width="0.975in"/>
    </style:style>
    <style:style style:name="Table4.C" style:family="table-column">
      <style:table-column-properties style:column-width="2.3479in"/>
    </style:style>
    <style:style style:name="Table4.D" style:family="table-column">
      <style:table-column-properties style:column-width="1.9264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7" style:family="paragraph" style:parent-style-name="Table_20_Heading">
      <style:text-properties fo:font-style="italic" style:font-style-asian="italic" style:font-style-complex="italic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цінка ризиків та політика інформаційної безпеки</text:p>
      <text:p text:style-name="P2"/>
      <text:p text:style-name="P1">1. Ідентифікація активів</text:p>
      <text:p text:style-name="Standard">Ключові активи компанії CloudTech Solutions</text:p>
      <text:p text:style-name="P3">На основі описаної ІТ-інфраструктури, ключові активи можна визначити як наступні компоненти, які є критичними для надання хмарних послуг малому та середньому бізнесу:</text:p>
      <text:p text:style-name="Standard"/>
      <text:p text:style-name="P3">Хмарні сервери – хостинг веб-застосунків, баз даних, CRM-систем та інших бізнес-застосунків для клієнтів.</text:p>
      <text:p text:style-name="P3">Мережева інфраструктура – маршрутизатори, комутатори, файєрволи, системи IDS/IPS, VPN-доступ.</text:p>
      <text:p text:style-name="P3">Системи зберігання даних – SAN та NAS для централізованого зберігання, резервного копіювання та відновлення даних.</text:p>
      <text:p text:style-name="P3">Клієнтські застосунки – веб- та мобільні інтерфейси (Android, iOS) для доступу користувачів до сервісів.</text:p>
      <text:p text:style-name="P3">Офісна ІТ-система – комп'ютери співробітників, локальні сервери, HR-системи, фінансовий облік, електронна пошта.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Актив</text:p>
            </table:table-cell>
            <table:table-cell table:style-name="Table1.A1" office:value-type="string">
              <text:p text:style-name="P7">Рівень критичності</text:p>
            </table:table-cell>
            <table:table-cell table:style-name="Table1.A1" office:value-type="string">
              <text:p text:style-name="P7">Обґрунтування класифікації</text:p>
            </table:table-cell>
          </table:table-row>
        </table:table-header-rows>
        <table:table-row>
          <table:table-cell table:style-name="Table1.A1" office:value-type="string">
            <text:p text:style-name="P5">Хмарні сервери</text:p>
          </table:table-cell>
          <table:table-cell table:style-name="Table1.A1" office:value-type="string">
            <text:p text:style-name="P5">Високий</text:p>
          </table:table-cell>
          <table:table-cell table:style-name="Table1.A1" office:value-type="string">
            <text:p text:style-name="P6">Ці сервери є основою бізнесу, оскільки безпосередньо хостять клієнтські дані та застосунки. Будь-який збій або компрометація призведе до зупинки сервісів для клієнтів, фінансових втрат та репутаційних ризиків. Розподіл по регіонах забезпечує відмовостійкість, але робить їх високопріоритетними для захисту.</text:p>
          </table:table-cell>
        </table:table-row>
        <table:table-row>
          <table:table-cell table:style-name="Table1.A1" office:value-type="string">
            <text:p text:style-name="P5">Системи зберігання даних</text:p>
          </table:table-cell>
          <table:table-cell table:style-name="Table1.A1" office:value-type="string">
            <text:p text:style-name="P5">Високий</text:p>
          </table:table-cell>
          <table:table-cell table:style-name="Table1.A1" office:value-type="string">
            <text:p text:style-name="P6">Зберігають чутливі клієнтські та корпоративні дані. Витік або втрата даних може призвести до юридичних санкцій (наприклад, GDPR), штрафів та втрати довіри клієнтів. Резервне копіювання є ключовим, але вразливості в доступі посилюють критичність.</text:p>
          </table:table-cell>
        </table:table-row>
        <table:table-row>
          <table:table-cell table:style-name="Table1.A1" office:value-type="string">
            <text:p text:style-name="P5">Мережева інфраструктура</text:p>
          </table:table-cell>
          <table:table-cell table:style-name="Table1.A1" office:value-type="string">
            <text:p text:style-name="P5">Високий</text:p>
          </table:table-cell>
          <table:table-cell table:style-name="Table1.A1" office:value-type="string">
            <text:p text:style-name="P6">Забезпечує безперервний доступ до всіх ресурсів. Компрометація (наприклад, через DDoS) блокує комунікації, впливаючи на операції та клієнтів. Як "ворота" до системи, вона є первинною лінією оборони.</text:p>
          </table:table-cell>
        </table:table-row>
        <table:table-row>
          <table:table-cell table:style-name="Table1.A1" office:value-type="string">
            <text:p text:style-name="P5">Клієнтські застосунки</text:p>
          </table:table-cell>
          <table:table-cell table:style-name="Table1.A1" office:value-type="string">
            <text:p text:style-name="P5">Середній</text:p>
          </table:table-cell>
          <table:table-cell table:style-name="Table1.A1" office:value-type="string">
            <text:p text:style-name="P6">Дозволяють доступ користувачам, але не є ядром зберігання даних. Вразливості можуть призвести до фішингу чи неавторизованого доступу, але вплив обмежений порівняно з серверами (можна тимчасова ізоляція).</text:p>
          </table:table-cell>
        </table:table-row>
        <table:table-row>
          <table:table-cell table:style-name="Table1.A1" office:value-type="string">
            <text:p text:style-name="P5">Офісна ІТ-система</text:p>
          </table:table-cell>
          <table:table-cell table:style-name="Table1.A1" office:value-type="string">
            <text:p text:style-name="P5">Середній/Низький</text:p>
          </table:table-cell>
          <table:table-cell table:style-name="Table1.A1" office:value-type="string">
            <text:p text:style-name="P6">Підтримує внутрішні операції (HR, фінанси), але не безпосередньо впливає на клієнтські сервіси. Ризики обмежені внутрішніми процесами; низький рівень для не критичних компонентів, як пошта, але середній для локальних серверів через можливий вхідний вектор для атак.</text:p>
          </table:table-cell>
        </table:table-row>
      </table:table>
      <text:p text:style-name="P3"/>
      <text:p text:style-name="P3"><text:soft-page-break/><text:line-break/><text:span text:style-name="T1">2. Ідентифікація загроз і вразливостей</text:span></text:p>
      <text:p text:style-name="P3">Основні загрози та вразливості</text:p>
      <text:p text:style-name="P3">На основі вхідних даних (інциденти, сканування вразливостей), ідентифіковано 5 основних загроз/вразливостей:</text:p>
      <text:p text:style-name="P3"/>
      <text:p text:style-name="P3"><text:span text:style-name="T1">DDoS-атаки</text:span> – перевантаження мережі для блокування доступу.</text:p>
      <text:p text:style-name="P3"><text:span text:style-name="T1">Витоки даних через неповну DLP-систему</text:span> – несанкціоноване шеринг даних (наприклад, посилання на G-Drive).</text:p>
      <text:p text:style-name="P3"><text:span text:style-name="T1">Інфікування шкідливими програмами (malware)</text:span> – віруси на офісних ПК та серверах.</text:p>
      <text:p text:style-name="P3"><text:span text:style-name="T1">Неправильне управління доступом</text:span> – надмірні привілеї або слабка аутентифікація (виявлено в 20% серверів).</text:p>
      <text:p text:style-name="P3"><text:span text:style-name="T1">Неоновлене програмне забезпечення</text:span> – вразливості середньої/високої критичності на хмарних серверах.</text:p>
      <text:p text:style-name="P3"/>
      <text:p text:style-name="P4">Оцінка вірогідності реалізації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Загроза/Вразливість</text:p>
            </table:table-cell>
            <table:table-cell table:style-name="Table2.A1" office:value-type="string">
              <text:p text:style-name="P7">Вірогідність</text:p>
            </table:table-cell>
            <table:table-cell table:style-name="Table2.A1" office:value-type="string">
              <text:p text:style-name="P7">Обґрунтування</text:p>
            </table:table-cell>
          </table:table-row>
        </table:table-header-rows>
        <table:table-row>
          <table:table-cell table:style-name="Table2.A1" office:value-type="string">
            <text:p text:style-name="P5">DDoS-атаки</text:p>
          </table:table-cell>
          <table:table-cell table:style-name="Table2.A1" office:value-type="string">
            <text:p text:style-name="P5">Середня</text:p>
          </table:table-cell>
          <table:table-cell table:style-name="Table2.A1" office:value-type="string">
            <text:p text:style-name="P6">2 випадки на рік без наслідків, з ростом з 0 до 2 за 3 роки. Хмарні сервіси є привабливою метою для конкурентів чи хакерських груп, але існуючі IDS/IPS та файєрволи знижують ймовірність успіху.</text:p>
          </table:table-cell>
        </table:table-row>
        <table:table-row>
          <table:table-cell table:style-name="Table2.A1" office:value-type="string">
            <text:p text:style-name="P5">Витоки даних через неповну DLP</text:p>
          </table:table-cell>
          <table:table-cell table:style-name="Table2.A1" office:value-type="string">
            <text:p text:style-name="P5">Висока</text:p>
          </table:table-cell>
          <table:table-cell table:style-name="Table2.A1" office:value-type="string">
            <text:p text:style-name="P6">5 випадків на рік стабільно (4-5 за 3 роки). Google DLP контролює шеринг, але не є повноцінним, що робить витоки через людський фактор (помилки співробітників) дуже ймовірними в хмарному середовищі.</text:p>
          </table:table-cell>
        </table:table-row>
        <table:table-row>
          <table:table-cell table:style-name="Table2.A1" office:value-type="string">
            <text:p text:style-name="P5">Інфікування шкідливими програмами</text:p>
          </table:table-cell>
          <table:table-cell table:style-name="Table2.A1" office:value-type="string">
            <text:p text:style-name="P5">Висока</text:p>
          </table:table-cell>
          <table:table-cell table:style-name="Table2.A1" office:value-type="string">
            <text:p text:style-name="P6">15 випадків на рік, з невеликим зниженням (з 20). Захист кінцевих точок є на ПК, але не на всіх серверах; віддалена робота через VPN збільшує вектори атаки (фішинг, USB).</text:p>
          </table:table-cell>
        </table:table-row>
        <table:table-row>
          <table:table-cell table:style-name="Table2.A1" office:value-type="string">
            <text:p text:style-name="P5">Неправильне управління доступом</text:p>
          </table:table-cell>
          <table:table-cell table:style-name="Table2.A1" office:value-type="string">
            <text:p text:style-name="P5">Середня</text:p>
          </table:table-cell>
          <table:table-cell table:style-name="Table2.A1" office:value-type="string">
            <text:p text:style-name="P6">Виявлено в 20% серверів під час сканування. MFA та політика паролів впроваджені, але розподілена інфраструктура ускладнює контроль, роблячи ймовірність середньою.</text:p>
          </table:table-cell>
        </table:table-row>
        <table:table-row>
          <table:table-cell table:style-name="Table2.A1" office:value-type="string">
            <text:p text:style-name="P5">Неоновлене програмне забезпечення</text:p>
          </table:table-cell>
          <table:table-cell table:style-name="Table2.A1" office:value-type="string">
            <text:p text:style-name="P5">Висока</text:p>
          </table:table-cell>
          <table:table-cell table:style-name="Table2.A1" office:value-type="string">
            <text:p text:style-name="P6">20% серверів вразливі; регулярні оновлення не завжди вчасні в розподіленій системі, що робить це системною проблемою з високою ймовірністю експлуатації.</text:p>
          </table:table-cell>
        </table:table-row>
      </table:table>
      <text:p text:style-name="P4"><text:line-break/><text:span text:style-name="T1">3. Оцінка ризиків за методологією OCTAVE</text:span></text:p>
      <text:p text:style-name="P3"><text:span text:style-name="T1">OCTAVE (Operationally Critical Threat, Asset, and Vulnerability Evaluation)</text:span> – це методологія, що фокусується на активах, загрозах та вразливостях з операційної перспективи. Вона включає етапи: ідентифікацію активів (виконано вище), профілювання загроз, ідентифікацію вразливостей та оцінку ризиків. Нижче – застосування до даних.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ext:soft-page-break/>
          <table:table-row>
            <table:table-cell table:style-name="Table3.A1" office:value-type="string">
              <text:p text:style-name="P7">Тип загрози</text:p>
            </table:table-cell>
            <table:table-cell table:style-name="Table3.A1" office:value-type="string">
              <text:p text:style-name="P7">Частота (на рік)</text:p>
            </table:table-cell>
            <table:table-cell table:style-name="Table3.A1" office:value-type="string">
              <text:p text:style-name="P7">Повторюваність (за 3 роки)</text:p>
            </table:table-cell>
            <table:table-cell table:style-name="Table3.A1" office:value-type="string">
              <text:p text:style-name="P7">Аналіз</text:p>
            </table:table-cell>
          </table:table-row>
        </table:table-header-rows>
        <table:table-row>
          <table:table-cell table:style-name="Table3.A1" office:value-type="string">
            <text:p text:style-name="P5">DDoS-атаки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Зростання (0 → 2)</text:p>
          </table:table-cell>
          <table:table-cell table:style-name="Table3.A1" office:value-type="string">
            <text:p text:style-name="P6">Низька частота, але тенденція до збільшення вказує на ескалацію інтересу до хмарних сервісів. Ризик для мережі високий.</text:p>
          </table:table-cell>
        </table:table-row>
        <table:table-row>
          <table:table-cell table:style-name="Table3.A1" office:value-type="string">
            <text:p text:style-name="P5">Витоки даних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Стабільна (4-5)</text:p>
          </table:table-cell>
          <table:table-cell table:style-name="Table3.A1" office:value-type="string">
            <text:p text:style-name="P6">Висока повторюваність через неповну DLP; впливає на дані клієнтів, критичні активи.</text:p>
          </table:table-cell>
        </table:table-row>
        <table:table-row>
          <table:table-cell table:style-name="Table3.A1" office:value-type="string">
            <text:p text:style-name="P5">Malware-інфікування</text:p>
          </table:table-cell>
          <table:table-cell table:style-name="Table3.A1" office:value-type="string">
            <text:p text:style-name="P5">15</text:p>
          </table:table-cell>
          <table:table-cell table:style-name="Table3.A1" office:value-type="string">
            <text:p text:style-name="P5">Зниження (20 → 15)</text:p>
          </table:table-cell>
          <table:table-cell table:style-name="Table3.A1" office:value-type="string">
            <text:p text:style-name="P6">Найвища частота, але покращення завдяки оновленням ПЗ; все ж високий ризик для офісних систем та серверів.</text:p>
          </table:table-cell>
        </table:table-row>
        <table:table-row>
          <table:table-cell table:style-name="Table3.A1" office:value-type="string">
            <text:p text:style-name="P5">Неправильне управління доступом</text:p>
          </table:table-cell>
          <table:table-cell table:style-name="Table3.A1" office:value-type="string">
            <text:p text:style-name="P5">Не кількісно</text:p>
          </table:table-cell>
          <table:table-cell table:style-name="Table3.A1" office:value-type="string">
            <text:p text:style-name="P5">Виявлено в скануваннях</text:p>
          </table:table-cell>
          <table:table-cell table:style-name="Table3.A1" office:value-type="string">
            <text:p text:style-name="P6">Пов'язане з 20% серверів; повторюваність через людський фактор.</text:p>
          </table:table-cell>
        </table:table-row>
        <table:table-row>
          <table:table-cell table:style-name="Table3.A1" office:value-type="string">
            <text:p text:style-name="P5">Неоновлене ПЗ</text:p>
          </table:table-cell>
          <table:table-cell table:style-name="Table3.A1" office:value-type="string">
            <text:p text:style-name="P5">Не кількісно</text:p>
          </table:table-cell>
          <table:table-cell table:style-name="Table3.A1" office:value-type="string">
            <text:p text:style-name="P5">Виявлено в скануваннях</text:p>
          </table:table-cell>
          <table:table-cell table:style-name="Table3.A1" office:value-type="string">
            <text:p text:style-name="P6">Системна проблема, повторюється без автоматизованих оновлень.</text:p>
          </table:table-cell>
        </table:table-row>
      </table:table>
      <text:p text:style-name="P3"><text:line-break/>Аналіз вразливостей з сканувань</text:p>
      <text:p text:style-name="Text_20_body">Сканування показало 20% хмарних серверів з вразливостями середньої/високої критичності:</text:p>
      <text:list text:style-name="L1">
        <text:list-item>
          <text:p text:style-name="P9"><text:span text:style-name="Strong_20_Emphasis">Неправильне управління доступом</text:span>: Дозволяє ескалацію привілеїв, загрожує серверам та даним. </text:p>
        </text:list-item>
        <text:list-item>
          <text:p text:style-name="P8"><text:span text:style-name="Strong_20_Emphasis">Неоновлене ПЗ</text:span>: Відкриті CVE (наприклад, в Apache чи MySQL), дозволяють RCE (remote code execution). Ці вразливості посилюють загрози malware та витоків, оскільки сервери – висококритичні активи. </text:p>
        </text:list-item>
      </text:list>
      <text:h text:style-name="Heading_20_3" text:outline-level="3">Стратегії мінімізації ризиків</text:h>
      <text:list text:style-name="L2">
        <text:list-item>
          <text:p text:style-name="P11"><text:span text:style-name="Strong_20_Emphasis">Для DDoS</text:span>: Автоматизоване масштабування трафіку (Cloudflare або AWS Shield) для розподілу навантаження. </text:p>
        </text:list-item>
        <text:list-item>
          <text:p text:style-name="P11"><text:span text:style-name="Strong_20_Emphasis">Для витоків даних</text:span>: Повна DLP-система (наприклад, Microsoft Purview) з автоматизованим моніторингом шерингу. </text:p>
        </text:list-item>
        <text:list-item>
          <text:p text:style-name="P11"><text:span text:style-name="Strong_20_Emphasis">Для malware</text:span>: Розширення EDR (Endpoint Detection and Response) на сервери, регулярні пентести. </text:p>
        </text:list-item>
        <text:list-item>
          <text:p text:style-name="P10"><text:span text:style-name="Strong_20_Emphasis">Для доступу та оновлень</text:span>: Автоматизоване керування конфігураціями (Ansible) та CI/CD для оновлень ПЗ. </text:p>
        </text:list-item>
      </text:list>
      <text:h text:style-name="Heading_20_3" text:outline-level="3">План заходів для покращення безпеки</text:h>
      <text:p text:style-name="Text_20_body"><text:span text:style-name="Strong_20_Emphasis">Технічні заходи</text:span>:</text:p>
      <text:list text:style-name="L3">
        <text:list-item>
          <text:p text:style-name="P13">Впровадити SIEM-систему (наприклад, Splunk) для централізованого моніторингу логів. </text:p>
        </text:list-item>
        <text:list-item>
          <text:p text:style-name="P13">Автоматизувати патч-менеджмент для серверів (щотижневі оновлення). </text:p>
        </text:list-item>
        <text:list-item>
          <text:p text:style-name="P12">Інтегрувати AI-детекцію аномалій в IDS/IPS. </text:p>
        </text:list-item>
      </text:list>
      <text:p text:style-name="Text_20_body"><text:span text:style-name="Strong_20_Emphasis">Організаційні заходи</text:span>:</text:p>
      <text:list text:style-name="L4">
        <text:list-item>
          <text:p text:style-name="P15"><text:soft-page-break/>Проводити щорічні тренінги з фішингу для співробітників. </text:p>
        </text:list-item>
        <text:list-item>
          <text:p text:style-name="P15">Оновити план реагування на інциденти з симуляціями (tabletop exercises) раз на квартал. </text:p>
        </text:list-item>
        <text:list-item>
          <text:p text:style-name="P14">Аудит постачальників хмарних сервісів для відповідності ISO 27001. </text:p>
        </text:list-item>
      </text:list>
      <text:p text:style-name="Text_20_body">Ці заходи знижують ризик на 30-50% за оцінкою OCTAVE, фокусуючись на операційних пріоритетах.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7">Ризик (загроза)</text:p>
            </table:table-cell>
            <table:table-cell table:style-name="Table4.A1" office:value-type="string">
              <text:p text:style-name="P7">Підхід до обробки</text:p>
            </table:table-cell>
            <table:table-cell table:style-name="Table4.A1" office:value-type="string">
              <text:p text:style-name="P7">Обґрунтування</text:p>
            </table:table-cell>
            <table:table-cell table:style-name="Table4.A1" office:value-type="string">
              <text:p text:style-name="P7">Конкретні заходи</text:p>
            </table:table-cell>
          </table:table-row>
        </table:table-header-rows>
        <table:table-row>
          <table:table-cell table:style-name="Table4.A1" office:value-type="string">
            <text:p text:style-name="P5">DDoS-атаки</text:p>
          </table:table-cell>
          <table:table-cell table:style-name="Table4.A1" office:value-type="string">
            <text:p text:style-name="P5">Зменшення</text:p>
          </table:table-cell>
          <table:table-cell table:style-name="Table4.A1" office:value-type="string">
            <text:p text:style-name="P6">Ризик середньої вірогідності, але високий вплив на доступність; уникнення неможливе (хмарні сервіси критичні), передача – часткова, але компанія повинна контролювати.</text:p>
          </table:table-cell>
          <table:table-cell table:style-name="Table4.A1" office:value-type="string">
            <text:p text:style-name="P6">Впровадити DDoS-мітигацію через провайдера (AWS Shield), моніторинг трафіку 24/7; бюджет: 10% від IT.</text:p>
          </table:table-cell>
        </table:table-row>
        <table:table-row>
          <table:table-cell table:style-name="Table4.A1" office:value-type="string">
            <text:p text:style-name="P5">Витоки даних</text:p>
          </table:table-cell>
          <table:table-cell table:style-name="Table4.A1" office:value-type="string">
            <text:p text:style-name="P5">Зменшення</text:p>
          </table:table-cell>
          <table:table-cell table:style-name="Table4.A1" office:value-type="string">
            <text:p text:style-name="P6">Висока вірогідність та вплив на репутацію/штрафи; повне уникнення порушить бізнес, прийняття неприйнятне для клієнтських даних.</text:p>
          </table:table-cell>
          <table:table-cell table:style-name="Table4.A1" office:value-type="string">
            <text:p text:style-name="P6">Розгорнути повну DLP (Symantec DLP) з правилами для G-Drive; аудит доступів щомісяця.</text:p>
          </table:table-cell>
        </table:table-row>
        <table:table-row>
          <table:table-cell table:style-name="Table4.A1" office:value-type="string">
            <text:p text:style-name="P5">Malware-інфікування</text:p>
          </table:table-cell>
          <table:table-cell table:style-name="Table4.A1" office:value-type="string">
            <text:p text:style-name="P5">Зменшення</text:p>
          </table:table-cell>
          <table:table-cell table:style-name="Table4.A1" office:value-type="string">
            <text:p text:style-name="P6">Висока частота, але контрольована; передача на страхування кіберризику доповнює, але основний контроль внутрішній.</text:p>
          </table:table-cell>
          <table:table-cell table:style-name="Table4.A1" office:value-type="string">
            <text:p text:style-name="P6">Розширити антивірус (CrowdStrike) на сервери; сегментація мережі для ізоляції інфікованих.</text:p>
          </table:table-cell>
        </table:table-row>
        <table:table-row>
          <table:table-cell table:style-name="Table4.A1" office:value-type="string">
            <text:p text:style-name="P5">Неправильне управління доступом</text:p>
          </table:table-cell>
          <table:table-cell table:style-name="Table4.A1" office:value-type="string">
            <text:p text:style-name="P5">Зменшення</text:p>
          </table:table-cell>
          <table:table-cell table:style-name="Table4.A1" office:value-type="string">
            <text:p text:style-name="P6">Середня вірогідність, критичний для активів; уникнення – надто радикально (прийняття – ризиковано).</text:p>
          </table:table-cell>
          <table:table-cell table:style-name="Table4.A1" office:value-type="string">
            <text:p text:style-name="P6">Впровадити RBAC (Role-Based Access Control) з автоматизацією; MFA для всіх доступів.</text:p>
          </table:table-cell>
        </table:table-row>
        <table:table-row>
          <table:table-cell table:style-name="Table4.A1" office:value-type="string">
            <text:p text:style-name="P5">Неоновлене ПЗ</text:p>
          </table:table-cell>
          <table:table-cell table:style-name="Table4.A1" office:value-type="string">
            <text:p text:style-name="P5">Уникнення/Зменшення</text:p>
          </table:table-cell>
          <table:table-cell table:style-name="Table4.A1" office:value-type="string">
            <text:p text:style-name="P6">Висока вірогідність, системний ризик; уникнення для критичних серверів шляхом міграції на managed services.</text:p>
          </table:table-cell>
          <table:table-cell table:style-name="Table4.A1" office:value-type="string">
            <text:p text:style-name="P6">Міграція на оновлювані хмарні платформи (Azure Update Management); заборона неоновленого ПЗ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3T12:33:42.994000000</meta:creation-date>
    <dc:date>2025-10-03T12:41:25.794000000</dc:date>
    <meta:editing-duration>PT2M32S</meta:editing-duration>
    <meta:editing-cycles>1</meta:editing-cycles>
    <meta:document-statistic meta:table-count="4" meta:image-count="0" meta:object-count="0" meta:page-count="4" meta:paragraph-count="123" meta:word-count="972" meta:character-count="7719" meta:non-whitespace-character-count="6847"/>
    <meta:generator>Real_Office/7.4.0.3$Windows_X86_64 LibreOffice_project/</meta:generator>
  </office:meta>
</office:document-meta>
</file>